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Contents_20_Heading">
      <style:paragraph-properties fo:text-align="center" style:justify-single-word="false"/>
      <style:text-properties fo:font-size="14pt" officeooo:paragraph-rsid="002bef1c" style:font-size-asian="14pt" style:font-size-complex="14pt"/>
    </style:style>
    <style:style style:name="P5" style:family="paragraph" style:parent-style-name="Question">
      <style:text-properties officeooo:paragraph-rsid="002bef1c"/>
    </style:style>
    <style:style style:name="P6" style:family="paragraph" style:parent-style-name="Question">
      <style:text-properties officeooo:rsid="0023fa55" officeooo:paragraph-rsid="002bef1c"/>
    </style:style>
    <style:style style:name="P7" style:family="paragraph" style:parent-style-name="Heading_20_1">
      <style:text-properties officeooo:rsid="00068b01" officeooo:paragraph-rsid="0023fa55"/>
    </style:style>
    <style:style style:name="P8" style:family="paragraph" style:parent-style-name="Heading_20_1">
      <style:text-properties officeooo:paragraph-rsid="0023fa55"/>
    </style:style>
    <style:style style:name="P9" style:family="paragraph" style:parent-style-name="Heading_20_1">
      <style:text-properties officeooo:paragraph-rsid="002bef1c"/>
    </style:style>
    <style:style style:name="P10" style:family="paragraph" style:parent-style-name="Heading_20_1">
      <style:text-properties officeooo:rsid="0023fa55" officeooo:paragraph-rsid="002bef1c"/>
    </style:style>
    <style:style style:name="P11" style:family="paragraph" style:parent-style-name="Standard" style:master-page-name="Standard">
      <style:paragraph-properties style:page-number="auto"/>
      <style:text-properties fo:font-weight="bold" officeooo:rsid="0021545e" officeooo:paragraph-rsid="0023fa55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  <style:text-properties fo:font-weight="bold" officeooo:rsid="0021545e" officeooo:paragraph-rsid="0024e41b" style:font-weight-asian="bold" style:font-weight-complex="bold"/>
    </style:style>
    <style:style style:name="P13" style:family="paragraph" style:parent-style-name="Standard" style:master-page-name="Standard">
      <style:paragraph-properties style:page-number="auto"/>
      <style:text-properties fo:font-weight="bold" officeooo:rsid="0021545e" officeooo:paragraph-rsid="0021545e" style:font-weight-asian="bold" style:font-weight-complex="bold"/>
    </style:style>
    <style:style style:name="P14" style:family="paragraph" style:parent-style-name="Standard">
      <style:text-properties style:font-name="0" fo:font-size="10pt" officeooo:paragraph-rsid="002c515c" style:font-size-asian="10pt" style:font-size-complex="10pt"/>
    </style:style>
    <style:style style:name="P15" style:family="paragraph" style:parent-style-name="Standard">
      <style:text-properties style:font-name="0" fo:font-size="10pt" officeooo:paragraph-rsid="002c9e62" style:font-size-asian="10pt" style:font-size-complex="10pt"/>
    </style:style>
    <style:style style:name="P16" style:family="paragraph" style:parent-style-name="Standard">
      <style:text-properties style:font-name="0" fo:font-size="10pt" officeooo:paragraph-rsid="002e0521" style:font-size-asian="10pt" style:font-size-complex="10pt"/>
    </style:style>
    <style:style style:name="P17" style:family="paragraph" style:parent-style-name="Standard">
      <style:text-properties style:font-name="0" fo:font-size="10pt" officeooo:paragraph-rsid="002ff727" style:font-size-asian="10pt" style:font-size-complex="10pt"/>
    </style:style>
    <style:style style:name="P18" style:family="paragraph" style:parent-style-name="Standard">
      <style:text-properties style:font-name="0" fo:font-size="10pt" officeooo:paragraph-rsid="0030b032" style:font-size-asian="10pt" style:font-size-complex="10pt"/>
    </style:style>
    <style:style style:name="P19" style:family="paragraph" style:parent-style-name="Standard">
      <style:text-properties officeooo:paragraph-rsid="002bef1c"/>
    </style:style>
    <style:style style:name="P20" style:family="paragraph" style:parent-style-name="Standard">
      <style:text-properties fo:color="#408080" style:font-name="0" fo:font-size="10pt" fo:font-style="italic" officeooo:rsid="000cabe9" officeooo:paragraph-rsid="002c515c" style:font-size-asian="10pt" style:font-style-asian="italic" style:font-size-complex="10pt"/>
    </style:style>
    <style:style style:name="P21" style:family="paragraph" style:parent-style-name="Standard">
      <style:text-properties fo:color="#408080" style:font-name="0" fo:font-size="10pt" fo:font-style="italic" officeooo:rsid="000cabe9" officeooo:paragraph-rsid="002c9e62" style:font-size-asian="10pt" style:font-style-asian="italic" style:font-size-complex="10pt"/>
    </style:style>
    <style:style style:name="P22" style:family="paragraph" style:parent-style-name="Standard">
      <style:text-properties fo:color="#408080" style:font-name="0" fo:font-size="10pt" fo:font-style="italic" officeooo:rsid="000cabe9" officeooo:paragraph-rsid="002e0521" style:font-size-asian="10pt" style:font-style-asian="italic" style:font-size-complex="10pt"/>
    </style:style>
    <style:style style:name="P23" style:family="paragraph" style:parent-style-name="Standard">
      <style:text-properties fo:color="#408080" style:font-name="0" fo:font-size="10pt" fo:font-style="italic" officeooo:rsid="000cabe9" officeooo:paragraph-rsid="002ff727" style:font-size-asian="10pt" style:font-style-asian="italic" style:font-size-complex="10pt"/>
    </style:style>
    <style:style style:name="P24" style:family="paragraph" style:parent-style-name="Standard">
      <style:text-properties fo:color="#408080" style:font-name="0" fo:font-size="10pt" fo:font-style="italic" officeooo:rsid="000cabe9" officeooo:paragraph-rsid="0030b032" style:font-size-asian="10pt" style:font-style-asian="italic" style:font-size-complex="10pt"/>
    </style:style>
    <style:style style:name="P25" style:family="paragraph" style:parent-style-name="Standard">
      <style:text-properties fo:font-size="10pt" officeooo:paragraph-rsid="002c515c" style:font-size-asian="10pt" style:font-size-complex="10pt"/>
    </style:style>
    <style:style style:name="P26" style:family="paragraph" style:parent-style-name="Standard">
      <style:text-properties fo:font-size="10pt" officeooo:paragraph-rsid="002c9e62" style:font-size-asian="10pt" style:font-size-complex="10pt"/>
    </style:style>
    <style:style style:name="P27" style:family="paragraph" style:parent-style-name="Standard">
      <style:text-properties fo:font-size="10pt" officeooo:paragraph-rsid="002e0521" style:font-size-asian="10pt" style:font-size-complex="10pt"/>
    </style:style>
    <style:style style:name="P28" style:family="paragraph" style:parent-style-name="Standard">
      <style:text-properties fo:font-size="10pt" officeooo:paragraph-rsid="002ff727" style:font-size-asian="10pt" style:font-size-complex="10pt"/>
    </style:style>
    <style:style style:name="P29" style:family="paragraph" style:parent-style-name="Standard">
      <style:text-properties fo:font-size="10pt" officeooo:paragraph-rsid="0030b032" style:font-size-asian="10pt" style:font-size-complex="10pt"/>
    </style:style>
    <style:style style:name="P30" style:family="paragraph" style:parent-style-name="Standard" style:master-page-name="Standard">
      <style:paragraph-properties style:page-number="auto"/>
      <style:text-properties fo:font-weight="bold" officeooo:rsid="0021545e" officeooo:paragraph-rsid="002bef1c" style:font-weight-asian="bold" style:font-weight-complex="bold"/>
    </style:style>
    <style:style style:name="P31" style:family="paragraph" style:parent-style-name="Standard" style:master-page-name="Standard">
      <style:paragraph-properties style:page-number="auto"/>
      <style:text-properties fo:font-weight="bold" officeooo:rsid="0021545e" officeooo:paragraph-rsid="002bef1c" style:font-weight-asian="bold" style:font-weight-complex="bold"/>
    </style:style>
    <style:style style:name="P32" style:family="paragraph" style:parent-style-name="Standard" style:master-page-name="Standard">
      <style:paragraph-properties style:page-number="auto"/>
      <style:text-properties fo:font-size="10pt" officeooo:paragraph-rsid="002c515c" style:font-size-asian="10pt" style:font-size-complex="10pt"/>
    </style:style>
    <style:style style:name="P33" style:family="paragraph" style:parent-style-name="Standard" style:master-page-name="Standard">
      <style:paragraph-properties style:page-number="auto"/>
      <style:text-properties fo:font-size="10pt" officeooo:paragraph-rsid="002c515c" style:font-size-asian="10pt" style:font-size-complex="10pt"/>
    </style:style>
    <style:style style:name="P34" style:family="paragraph" style:parent-style-name="Standard" style:master-page-name="Standard">
      <style:paragraph-properties style:page-number="auto"/>
      <style:text-properties fo:font-weight="bold" officeooo:rsid="0021545e" officeooo:paragraph-rsid="002c515c" style:font-weight-asian="bold" style:font-weight-complex="bold"/>
    </style:style>
    <style:style style:name="P35" style:family="paragraph" style:parent-style-name="Standard" style:master-page-name="Standard">
      <style:paragraph-properties style:page-number="auto"/>
      <style:text-properties fo:font-size="10pt" officeooo:paragraph-rsid="002c9e62" style:font-size-asian="10pt" style:font-size-complex="10pt"/>
    </style:style>
    <style:style style:name="P36" style:family="paragraph" style:parent-style-name="Standard" style:master-page-name="Standard">
      <style:paragraph-properties style:page-number="auto"/>
      <style:text-properties fo:font-size="10pt" officeooo:paragraph-rsid="002c9e62" style:font-size-asian="10pt" style:font-size-complex="10pt"/>
    </style:style>
    <style:style style:name="P37" style:family="paragraph" style:parent-style-name="Standard" style:master-page-name="Standard">
      <style:paragraph-properties style:page-number="auto"/>
      <style:text-properties fo:font-size="10pt" officeooo:paragraph-rsid="002e0521" style:font-size-asian="10pt" style:font-size-complex="10pt"/>
    </style:style>
    <style:style style:name="P38" style:family="paragraph" style:parent-style-name="Standard" style:master-page-name="Standard">
      <style:paragraph-properties style:page-number="auto"/>
      <style:text-properties fo:font-size="10pt" officeooo:paragraph-rsid="002ff727" style:font-size-asian="10pt" style:font-size-complex="10pt"/>
    </style:style>
    <style:style style:name="P39" style:family="paragraph" style:parent-style-name="Standard" style:master-page-name="Standard">
      <style:paragraph-properties style:page-number="auto"/>
      <style:text-properties fo:font-weight="bold" officeooo:rsid="0030b032" officeooo:paragraph-rsid="0030b032" style:font-weight-asian="bold" style:font-weight-complex="bold"/>
    </style:style>
    <style:style style:name="P40" style:family="paragraph" style:parent-style-name="Standard" style:master-page-name="Standard">
      <style:paragraph-properties style:page-number="auto"/>
      <style:text-properties fo:font-size="10pt" officeooo:paragraph-rsid="0030b032" style:font-size-asian="10pt" style:font-size-complex="10pt"/>
    </style:style>
    <style:style style:name="P41" style:family="paragraph" style:parent-style-name="Standard" style:master-page-name="Standard">
      <style:paragraph-properties style:page-number="auto"/>
      <style:text-properties fo:font-size="10pt" officeooo:paragraph-rsid="0030b032" style:font-size-asian="10pt" style:font-size-complex="10pt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68b01"/>
    </style:style>
    <style:style style:name="T2" style:family="text">
      <style:text-properties fo:color="#008000" style:font-name="0" fo:font-weight="bold" style:font-weight-asian="bold"/>
    </style:style>
    <style:style style:name="T3" style:family="text">
      <style:text-properties style:font-name="0"/>
    </style:style>
    <style:style style:name="T4" style:family="text">
      <style:text-properties fo:color="#b00040" style:font-name="0"/>
    </style:style>
    <style:style style:name="T5" style:family="text">
      <style:text-properties fo:color="#0000ff" style:font-name="0"/>
    </style:style>
    <style:style style:name="T6" style:family="text">
      <style:text-properties fo:color="#666666" style:font-name="0"/>
    </style:style>
    <style:style style:name="T7" style:family="text">
      <style:text-properties fo:color="#bc7a00" style:font-name="0"/>
    </style:style>
    <style:style style:name="T8" style:family="text">
      <style:text-properties fo:color="#bc7a00"/>
    </style:style>
    <style:style style:name="T9" style:family="text">
      <style:text-properties fo:color="#408080" style:font-name="0" fo:font-style="italic" style:font-style-asian="italic"/>
    </style:style>
    <style:style style:name="T10" style:family="text">
      <style:text-properties fo:color="#ba2121" style:font-name="0"/>
    </style:style>
    <style:style style:name="T11" style:family="text">
      <style:text-properties fo:color="#bb6622" style:font-name="0" fo:font-weight="bold" style:font-weight-asian="bold"/>
    </style:style>
    <style:style style:name="T12" style:family="text">
      <style:text-properties officeooo:rsid="002bef1c"/>
    </style:style>
    <style:style style:name="T13" style:family="text">
      <style:text-properties officeooo:rsid="002c515c"/>
    </style:style>
    <style:style style:name="T14" style:family="text">
      <style:text-properties fo:color="#a0a000" style:font-name="0"/>
    </style:style>
    <style:style style:name="T15" style:family="text">
      <style:text-properties officeooo:rsid="002e0521"/>
    </style:style>
    <style:style style:name="T16" style:family="text">
      <style:text-properties officeooo:rsid="002ff727"/>
    </style:style>
    <style:style style:name="T17" style:family="text">
      <style:text-properties officeooo:rsid="0030b032"/>
    </style:style>
    <style:style style:name="T18" style:family="text">
      <style:text-properties officeooo:rsid="003119a0"/>
    </style:style>
    <style:style style:name="T19" style:family="text">
      <style:text-properties officeooo:rsid="003218eb"/>
    </style:style>
    <style:style style:name="T20" style:family="text">
      <style:text-properties officeooo:rsid="0032be8c"/>
    </style:style>
    <style:style style:name="T21" style:family="text">
      <style:text-properties officeooo:rsid="0035882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4">Lista de exercícios Módulo 0<text:span text:style-name="T12">7: Lambdas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42"><text:a xlink:type="simple" xlink:href="#__RefHeading__212_143610015" text:style-name="Index_20_Link" text:visited-style-name="Index_20_Link">Questão 1<text:tab/>1</text:a></text:p>
          <text:p text:style-name="P42"><text:a xlink:type="simple" xlink:href="#__RefHeading__214_143610015" text:style-name="Index_20_Link" text:visited-style-name="Index_20_Link">Questão 2<text:tab/>1</text:a></text:p>
          <text:p text:style-name="P42"><text:a xlink:type="simple" xlink:href="#__RefHeading__216_143610015" text:style-name="Index_20_Link" text:visited-style-name="Index_20_Link">Questão 3<text:tab/>2</text:a></text:p>
          <text:p text:style-name="P42"><text:a xlink:type="simple" xlink:href="#__RefHeading__218_143610015" text:style-name="Index_20_Link" text:visited-style-name="Index_20_Link">Questão 4<text:tab/>3</text:a></text:p>
          <text:p text:style-name="P42"><text:a xlink:type="simple" xlink:href="#__RefHeading__220_143610015" text:style-name="Index_20_Link" text:visited-style-name="Index_20_Link">Questão 5<text:tab/>3</text:a></text:p>
          <text:p text:style-name="P42"><text:a xlink:type="simple" xlink:href="#__RefHeading__222_143610015" text:style-name="Index_20_Link" text:visited-style-name="Index_20_Link">Questão 6<text:tab/>3</text:a></text:p>
          <text:p text:style-name="P42"><text:a xlink:type="simple" xlink:href="#__RefHeading___Toc11315_2216427884" text:style-name="Index_20_Link" text:visited-style-name="Index_20_Link">Questão 7<text:tab/>4</text:a></text:p>
          <text:p text:style-name="P42"><text:a xlink:type="simple" xlink:href="#__RefHeading___Toc11317_2216427884" text:style-name="Index_20_Link" text:visited-style-name="Index_20_Link">Questão 8<text:tab/>4</text:a></text:p>
        </text:index-body>
      </text:table-of-content>
      <text:h text:style-name="Heading_20_1" text:outline-level="1"><text:bookmark-start text:name="__RefHeading__212_143610015"/>Questão 1<text:bookmark-end text:name="__RefHeading__212_143610015"/></text:h>
      <text:p text:style-name="P5">Qual o bug do c<text:span text:style-name="T20">ó</text:span>digo A e como corrig<text:span text:style-name="T20">í</text:span>-lo mudando apenas o tipo da declara<text:span text:style-name="T20">çã</text:span>o?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main.<text:span text:style-name="T13">cpp</text:span></text:p>
          </table:table-cell>
        </table:table-row>
        <table:table-row>
          <table:table-cell table:style-name="Table1.A2" office:value-type="string">
            <text:p text:style-name="P32"><text:span text:style-name="T7">#include &lt;iostream&gt;</text:span></text:p>
            <text:p text:style-name="P25"><text:span text:style-name="T7">#include &lt;functional&gt;</text:span></text:p>
            <text:p text:style-name="P14"/>
            <text:p text:style-name="P25"><text:span text:style-name="T4">int</text:span><text:span text:style-name="T3"> </text:span><text:span text:style-name="T5">main</text:span><text:span text:style-name="T3">()</text:span></text:p>
            <text:p text:style-name="P25"><text:span text:style-name="T3">{</text:span></text:p>
            <text:p text:style-name="P25"><text:span text:style-name="T3"><text:tab/>std</text:span><text:span text:style-name="T6">::</text:span><text:span text:style-name="T3">function</text:span><text:span text:style-name="T6">&lt;</text:span><text:span text:style-name="T4">int</text:span><text:span text:style-name="T3">(</text:span><text:span text:style-name="T4">int</text:span><text:span text:style-name="T3">)</text:span><text:span text:style-name="T6">&gt;</text:span><text:span text:style-name="T3"> f </text:span><text:span text:style-name="T6">=</text:span><text:span text:style-name="T3"> [</text:span><text:span text:style-name="T6">&amp;</text:span><text:span text:style-name="T3">f] (</text:span><text:span text:style-name="T4">int</text:span><text:span text:style-name="T3"> v) {</text:span></text:p>
            <text:p text:style-name="P25"><text:span text:style-name="T3"><text:tab/><text:tab/></text:span><text:span text:style-name="T2">if</text:span><text:span text:style-name="T3"> (</text:span><text:span text:style-name="T6">!</text:span><text:span text:style-name="T3">v)</text:span></text:p>
            <text:p text:style-name="P25"><text:span text:style-name="T3"><text:tab/><text:tab/><text:tab/></text:span><text:span text:style-name="T2">return</text:span><text:span text:style-name="T3"> f(v </text:span><text:span text:style-name="T6">-</text:span><text:span text:style-name="T3"> </text:span><text:span text:style-name="T6">1</text:span><text:span text:style-name="T3">);</text:span></text:p>
            <text:p text:style-name="P25"><text:span text:style-name="T3"><text:tab/><text:tab/></text:span><text:span text:style-name="T2">return</text:span><text:span text:style-name="T3"> </text:span><text:span text:style-name="T6">0</text:span><text:span text:style-name="T3">;</text:span></text:p>
            <text:p text:style-name="P25"><text:span text:style-name="T3"><text:tab/>};</text:span></text:p>
            <text:p text:style-name="P14"/>
            <text:p text:style-name="P25"><text:span text:style-name="T3"><text:s text:c="4"/>std</text:span><text:span text:style-name="T6">::</text:span><text:span text:style-name="T3">cout </text:span><text:span text:style-name="T6">&lt;&lt;</text:span><text:span text:style-name="T3"> </text:span><text:span text:style-name="T10">"f(v): </text:span><text:span text:style-name="T11">\t</text:span><text:span text:style-name="T10">"</text:span><text:span text:style-name="T3"> </text:span><text:span text:style-name="T6">&lt;&lt;</text:span><text:span text:style-name="T3"> f(</text:span><text:span text:style-name="T6">1</text:span><text:span text:style-name="T3">) </text:span><text:span text:style-name="T6">&lt;&lt;</text:span><text:span text:style-name="T3"> std</text:span><text:span text:style-name="T6">::</text:span><text:span text:style-name="T3">endl;</text:span></text:p>
            <text:p text:style-name="P14"/>
            <text:p text:style-name="P25"><text:span text:style-name="T3"><text:s text:c="4"/></text:span><text:span text:style-name="T2">return</text:span><text:span text:style-name="T3"> </text:span><text:span text:style-name="T6">0</text:span><text:span text:style-name="T3">;</text:span></text:p>
            <text:p text:style-name="P20">}</text:p>
          </table:table-cell>
        </table:table-row>
      </table:table>
      <text:h text:style-name="P7" text:outline-level="1"><text:bookmark-start text:name="__RefHeading__214_143610015"/>Questão 2<text:bookmark-end text:name="__RefHeading__214_143610015"/></text:h>
      <text:p text:style-name="P5">Qual o bug no c<text:span text:style-name="T20">ó</text:span>digo B e como corrig<text:span text:style-name="T20">í</text:span>-lo modificando apenas o tipo de retorno especificado ?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2">main.<text:span text:style-name="T13">cpp</text:span></text:p>
          </table:table-cell>
        </table:table-row>
        <table:table-row>
          <table:table-cell table:style-name="Table6.A2" office:value-type="string">
            <text:p text:style-name="P32"><text:span text:style-name="T7">#include &lt;iostream&gt;</text:span></text:p>
            <text:p text:style-name="P25"><text:span text:style-name="T7">#include &lt;vector&gt;</text:span></text:p>
            <text:p text:style-name="P25"><text:span text:style-name="T7">#include &lt;iterator&gt;</text:span></text:p>
            <text:p text:style-name="P14"/>
            <text:p text:style-name="P25"><text:span text:style-name="T4">void</text:span><text:span text:style-name="T3"> </text:span><text:span text:style-name="T5">f</text:span><text:span text:style-name="T3">() {</text:span></text:p>
            <text:p text:style-name="P25"><text:soft-page-break/><text:span text:style-name="T3"><text:tab/></text:span><text:span text:style-name="T2">auto</text:span><text:span text:style-name="T3"> r </text:span><text:span text:style-name="T6">=</text:span><text:span text:style-name="T3"> []() </text:span><text:span text:style-name="T6">-&gt;</text:span><text:span text:style-name="T3"> std</text:span><text:span text:style-name="T6">::</text:span><text:span text:style-name="T3">vector</text:span><text:span text:style-name="T6">&lt;</text:span><text:span text:style-name="T4">int</text:span><text:span text:style-name="T6">&gt;</text:span><text:span text:style-name="T3"> {</text:span></text:p>
            <text:p text:style-name="P25"><text:span text:style-name="T3"><text:tab/><text:tab/></text:span><text:span text:style-name="T4">int</text:span><text:span text:style-name="T3"> a </text:span><text:span text:style-name="T6">=</text:span><text:span text:style-name="T3"> </text:span><text:span text:style-name="T6">10</text:span><text:span text:style-name="T3">, b </text:span><text:span text:style-name="T6">=</text:span><text:span text:style-name="T3"> </text:span><text:span text:style-name="T6">26</text:span><text:span text:style-name="T3">, c </text:span><text:span text:style-name="T6">=</text:span><text:span text:style-name="T3"> </text:span><text:span text:style-name="T6">20</text:span><text:span text:style-name="T3">;</text:span></text:p>
            <text:p text:style-name="P25"><text:span text:style-name="T3"><text:tab/><text:tab/></text:span><text:span text:style-name="T2">return</text:span><text:span text:style-name="T3"> {a, b, c};</text:span></text:p>
            <text:p text:style-name="P25"><text:span text:style-name="T3"><text:tab/>}();</text:span></text:p>
            <text:p text:style-name="P14"/>
            <text:p text:style-name="P25"><text:span text:style-name="T3"><text:tab/>std</text:span><text:span text:style-name="T6">::</text:span><text:span text:style-name="T3">copy(</text:span></text:p>
            <text:p text:style-name="P25"><text:span text:style-name="T3"><text:tab/><text:tab/>begin(r), end(r),</text:span></text:p>
            <text:p text:style-name="P25"><text:span text:style-name="T3"><text:tab/><text:tab/>std</text:span><text:span text:style-name="T6">::</text:span><text:span text:style-name="T3">ostream_iterator</text:span><text:span text:style-name="T6">&lt;</text:span><text:span text:style-name="T4">int</text:span><text:span text:style-name="T6">&gt;</text:span><text:span text:style-name="T3">(std</text:span><text:span text:style-name="T6">::</text:span><text:span text:style-name="T3">cout, </text:span><text:span text:style-name="T10">" "</text:span><text:span text:style-name="T3">)</text:span></text:p>
            <text:p text:style-name="P25"><text:span text:style-name="T3"><text:tab/>);</text:span></text:p>
            <text:p text:style-name="P25"><text:span text:style-name="T3">}</text:span></text:p>
            <text:p text:style-name="P14"/>
            <text:p text:style-name="P25"><text:span text:style-name="T4">int</text:span><text:span text:style-name="T3"> </text:span><text:span text:style-name="T5">main</text:span><text:span text:style-name="T3">()</text:span></text:p>
            <text:p text:style-name="P25"><text:span text:style-name="T3">{</text:span></text:p>
            <text:p text:style-name="P25"><text:span text:style-name="T3"><text:s text:c="4"/>f();</text:span></text:p>
            <text:p text:style-name="P14"/>
            <text:p text:style-name="P25"><text:span text:style-name="T3"><text:s text:c="4"/></text:span><text:span text:style-name="T2">return</text:span><text:span text:style-name="T3"> </text:span><text:span text:style-name="T6">0</text:span><text:span text:style-name="T3">;</text:span></text:p>
            <text:p text:style-name="P25"><text:span text:style-name="T3">}</text:span></text:p>
          </table:table-cell>
        </table:table-row>
      </table:table>
      <text:h text:style-name="P8" text:outline-level="1"><text:bookmark-start text:name="__RefHeading__216_143610015"/>Questão <text:span text:style-name="T1">3</text:span><text:bookmark-end text:name="__RefHeading__216_143610015"/></text:h>
      <text:p text:style-name="P5">lmplemente uma vers<text:span text:style-name="T20">ã</text:span>o simplificada de uma classe Closure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4"><text:span text:style-name="T13">Closure</text:span>.h</text:p>
          </table:table-cell>
        </table:table-row>
        <table:table-row>
          <table:table-cell table:style-name="Table5.A2" office:value-type="string">
            <text:p text:style-name="P35"><text:span text:style-name="T7">#ifndef CLOSURE_H</text:span></text:p>
            <text:p text:style-name="P26"><text:span text:style-name="T7">#define CLOSURE_H</text:span></text:p>
            <text:p text:style-name="P15"/>
            <text:p text:style-name="P26"><text:span text:style-name="T7">#include &lt;iostream&gt;</text:span></text:p>
            <text:p text:style-name="P15"/>
            <text:p text:style-name="P26"><text:span text:style-name="T3">template </text:span><text:span text:style-name="T6">&lt;</text:span><text:span text:style-name="T3">class T</text:span><text:span text:style-name="T6">&gt;</text:span></text:p>
            <text:p text:style-name="P26"><text:span text:style-name="T3">class <text:s/>Closure{</text:span></text:p>
            <text:p text:style-name="P26"><text:span text:style-name="T14">public:</text:span></text:p>
            <text:p text:style-name="P26"><text:span text:style-name="T3"><text:s text:c="4"/>T value;</text:span></text:p>
            <text:p text:style-name="P15"/>
            <text:p text:style-name="P26"><text:span text:style-name="T3"><text:s text:c="4"/>Closure(T src) </text:span><text:span text:style-name="T6">:</text:span><text:span text:style-name="T3"> value(src)</text:span></text:p>
            <text:p text:style-name="P26"><text:span text:style-name="T3"><text:s text:c="4"/>{</text:span></text:p>
            <text:p text:style-name="P26"><text:span text:style-name="T3"><text:s text:c="8"/>std</text:span><text:span text:style-name="T6">::</text:span><text:span text:style-name="T3">cout </text:span><text:span text:style-name="T6">&lt;&lt;</text:span><text:span text:style-name="T3"> </text:span><text:span text:style-name="T10">"Closure(T)"</text:span><text:span text:style-name="T3"> </text:span><text:span text:style-name="T6">&lt;&lt;</text:span><text:span text:style-name="T3"> std</text:span><text:span text:style-name="T6">::</text:span><text:span text:style-name="T3">endl;</text:span></text:p>
            <text:p text:style-name="P26"><text:span text:style-name="T3"><text:s text:c="4"/>}</text:span></text:p>
            <text:p text:style-name="P15"/>
            <text:p text:style-name="P15"/>
            <text:p text:style-name="P26"><text:span text:style-name="T3"><text:s text:c="4"/></text:span><text:span text:style-name="T6">~</text:span><text:span text:style-name="T3">Closure(){</text:span></text:p>
            <text:p text:style-name="P26"><text:span text:style-name="T3"><text:s text:c="4"/>}</text:span></text:p>
            <text:p text:style-name="P26"><text:span text:style-name="T3">};</text:span></text:p>
            <text:p text:style-name="P15"/>
            <text:p text:style-name="P26"><text:span text:style-name="T9">// http://www.learncpp.com/cpp-tutorial/13-8-partial-template-specialization-for-pointers/</text:span></text:p>
            <text:p text:style-name="P26"><text:span text:style-name="T3">template </text:span><text:span text:style-name="T6">&lt;</text:span><text:span text:style-name="T3">class T</text:span><text:span text:style-name="T6">&gt;</text:span></text:p>
            <text:p text:style-name="P26"><text:span text:style-name="T3">class <text:s/>Closure</text:span><text:span text:style-name="T6">&lt;</text:span><text:span text:style-name="T3">T</text:span><text:span text:style-name="T6">*&gt;</text:span><text:span text:style-name="T3">{</text:span></text:p>
            <text:p text:style-name="P26"><text:span text:style-name="T14">public:</text:span></text:p>
            <text:p text:style-name="P26"><text:span text:style-name="T3"><text:s text:c="4"/>T</text:span><text:span text:style-name="T6">&amp;</text:span><text:span text:style-name="T3"> value;</text:span></text:p>
            <text:p text:style-name="P15"/>
            <text:p text:style-name="P26"><text:span text:style-name="T3"><text:s text:c="4"/>Closure(T</text:span><text:span text:style-name="T6">*</text:span><text:span text:style-name="T3"> src) </text:span><text:span text:style-name="T6">:</text:span><text:span text:style-name="T3"> value(</text:span><text:span text:style-name="T6">*</text:span><text:span text:style-name="T3">src)</text:span></text:p>
            <text:p text:style-name="P26"><text:span text:style-name="T3"><text:s text:c="4"/>{</text:span></text:p>
            <text:p text:style-name="P26"><text:span text:style-name="T3"><text:s text:c="8"/>std</text:span><text:span text:style-name="T6">::</text:span><text:span text:style-name="T3">cout </text:span><text:span text:style-name="T6">&lt;&lt;</text:span><text:span text:style-name="T3"> </text:span><text:span text:style-name="T10">"Closure(T*)"</text:span><text:span text:style-name="T3"> </text:span><text:span text:style-name="T6">&lt;&lt;</text:span><text:span text:style-name="T3"> std</text:span><text:span text:style-name="T6">::</text:span><text:span text:style-name="T3">endl;</text:span></text:p>
            <text:p text:style-name="P26"><text:span text:style-name="T3"><text:s text:c="4"/>}</text:span></text:p>
            <text:p text:style-name="P15"/>
            <text:p text:style-name="P26"><text:span text:style-name="T3"><text:s text:c="4"/></text:span><text:span text:style-name="T6">~</text:span><text:span text:style-name="T3">Closure(){</text:span></text:p>
            <text:p text:style-name="P26"><text:span text:style-name="T3"><text:s text:c="4"/>}</text:span></text:p>
            <text:p text:style-name="P26"><text:soft-page-break/><text:span text:style-name="T3">};</text:span></text:p>
            <text:p text:style-name="P15"/>
            <text:p text:style-name="P26"><text:span text:style-name="T3">template </text:span><text:span text:style-name="T6">&lt;</text:span><text:span text:style-name="T3">class T</text:span><text:span text:style-name="T6">&gt;</text:span></text:p>
            <text:p text:style-name="P26"><text:span text:style-name="T3">Closure</text:span><text:span text:style-name="T6">&lt;</text:span><text:span text:style-name="T3">T</text:span><text:span text:style-name="T6">&gt;</text:span><text:span text:style-name="T3"> make_closure(T value){</text:span></text:p>
            <text:p text:style-name="P26"><text:span text:style-name="T3"><text:s text:c="4"/></text:span><text:span text:style-name="T2">return</text:span><text:span text:style-name="T3"> Closure</text:span><text:span text:style-name="T6">&lt;</text:span><text:span text:style-name="T3">T</text:span><text:span text:style-name="T6">&gt;</text:span><text:span text:style-name="T3">(value);</text:span></text:p>
            <text:p text:style-name="P26"><text:span text:style-name="T3">}</text:span></text:p>
            <text:p text:style-name="P15"/>
            <text:p text:style-name="P15"/>
            <text:p text:style-name="P15"/>
            <text:p text:style-name="P21"><text:span text:style-name="T8">#endif </text:span>// CLOSURE_H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1">main.<text:span text:style-name="T13">cpp</text:span></text:p>
          </table:table-cell>
        </table:table-row>
        <table:table-row>
          <table:table-cell table:style-name="Table3.A2" office:value-type="string">
            <text:p text:style-name="P35"><text:span text:style-name="T7">#include &lt;iostream&gt;</text:span></text:p>
            <text:p text:style-name="P26"><text:span text:style-name="T7">#include "Closure.h"</text:span></text:p>
            <text:p text:style-name="P15"/>
            <text:p text:style-name="P26"><text:span text:style-name="T4">int</text:span><text:span text:style-name="T3"> </text:span><text:span text:style-name="T5">main</text:span><text:span text:style-name="T3">()</text:span></text:p>
            <text:p text:style-name="P26"><text:span text:style-name="T3">{</text:span></text:p>
            <text:p text:style-name="P26"><text:span text:style-name="T3"><text:tab/></text:span><text:span text:style-name="T4">int</text:span><text:span text:style-name="T3"> a </text:span><text:span text:style-name="T6">=</text:span><text:span text:style-name="T3"> </text:span><text:span text:style-name="T6">0</text:span><text:span text:style-name="T3">;</text:span></text:p>
            <text:p text:style-name="P15"/>
            <text:p text:style-name="P26"><text:span text:style-name="T3"><text:tab/></text:span><text:span text:style-name="T2">auto</text:span><text:span text:style-name="T3"> closure </text:span><text:span text:style-name="T6">=</text:span><text:span text:style-name="T3"> make_closure(a);</text:span></text:p>
            <text:p text:style-name="P26"><text:span text:style-name="T3"><text:tab/></text:span><text:span text:style-name="T2">auto</text:span><text:span text:style-name="T3"> ref_closure </text:span><text:span text:style-name="T6">=</text:span><text:span text:style-name="T3"> make_closure(</text:span><text:span text:style-name="T6">&amp;</text:span><text:span text:style-name="T3">a);</text:span></text:p>
            <text:p text:style-name="P15"/>
            <text:p text:style-name="P26"><text:span text:style-name="T3"><text:tab/>a </text:span><text:span text:style-name="T6">=</text:span><text:span text:style-name="T3"> </text:span><text:span text:style-name="T6">1</text:span><text:span text:style-name="T3">;</text:span></text:p>
            <text:p text:style-name="P15"/>
            <text:p text:style-name="P26"><text:span text:style-name="T3"><text:tab/>std</text:span><text:span text:style-name="T6">::</text:span><text:span text:style-name="T3">cout </text:span><text:span text:style-name="T6">&lt;&lt;</text:span><text:span text:style-name="T3"> </text:span><text:span text:style-name="T10">"Closure = "</text:span><text:span text:style-name="T3"> </text:span><text:span text:style-name="T6">&lt;&lt;</text:span><text:span text:style-name="T3"> closure.value </text:span><text:span text:style-name="T6">&lt;&lt;</text:span><text:span text:style-name="T3"> std</text:span><text:span text:style-name="T6">::</text:span><text:span text:style-name="T3">endl;</text:span></text:p>
            <text:p text:style-name="P26"><text:span text:style-name="T3"><text:tab/>std</text:span><text:span text:style-name="T6">::</text:span><text:span text:style-name="T3">cout </text:span><text:span text:style-name="T6">&lt;&lt;</text:span><text:span text:style-name="T3"> </text:span><text:span text:style-name="T10">"RefClosure = "</text:span><text:span text:style-name="T3"> </text:span><text:span text:style-name="T6">&lt;&lt;</text:span><text:span text:style-name="T3"> ref_closure.value </text:span><text:span text:style-name="T6">&lt;&lt;</text:span><text:span text:style-name="T3"> std</text:span><text:span text:style-name="T6">::</text:span><text:span text:style-name="T3">endl;</text:span></text:p>
            <text:p text:style-name="P15"/>
            <text:p text:style-name="P26"><text:span text:style-name="T3"><text:s text:c="4"/></text:span><text:span text:style-name="T2">return</text:span><text:span text:style-name="T3"> </text:span><text:span text:style-name="T6">0</text:span><text:span text:style-name="T3">;</text:span></text:p>
            <text:p text:style-name="P21">}</text:p>
          </table:table-cell>
        </table:table-row>
      </table:table>
      <text:h text:style-name="P8" text:outline-level="1"><text:bookmark-start text:name="__RefHeading__218_143610015"/>Questão <text:span text:style-name="T1">4</text:span><text:bookmark-end text:name="__RefHeading__218_143610015"/></text:h>
      <text:p text:style-name="P5">Na captura por copia, o = é necess<text:span text:style-name="T20">á</text:span>rio no modo default mas inv<text:span text:style-name="T20">á</text:span>lido no individual. lsso evita</text:p>
      <text:p text:style-name="P5">ambiguidade com a captura vazia, []. Seria melhor uma sintaxe alternativa (quest<text:span text:style-name="T20">â</text:span>o aberta)?</text:p>
      <text:p text:style-name="Addressee">Uma opção seria a possibilidade de se omitir a lista de captura "[]" para realizar uma captura vazia e explicitá-la para realizar uma captura default.</text:p>
      <text:h text:style-name="P8" text:outline-level="1"><text:bookmark-start text:name="__RefHeading__220_143610015"/>Questão <text:span text:style-name="T1">5</text:span><text:bookmark-end text:name="__RefHeading__220_143610015"/></text:h>
      <text:p text:style-name="P5">O que h<text:span text:style-name="T21">á</text:span> de "errado" na captura [&amp;, x, &amp;y] ?</text:p>
      <text:p text:style-name="Addressee">A captura de &amp;y é desnecessária, pois a captura default por referência foi habilitada.</text:p>
      <text:h text:style-name="P8" text:outline-level="1"><text:bookmark-start text:name="__RefHeading__222_143610015"/>Questão <text:span text:style-name="T1">6</text:span><text:bookmark-end text:name="__RefHeading__222_143610015"/></text:h>
      <text:p text:style-name="P5">Utilizando std::sort e um lambda, ordene os caracteres da string "eiAiLjaOQl" de acordo</text:p>
      <text:p text:style-name="P5">com o alfabeto, ignorando a <text:span text:style-name="T19">capitalização</text:span> (min<text:span text:style-name="T19">ú</text:span>sculas e mai<text:span text:style-name="T19">ú</text:span>sculas)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3">main.<text:span text:style-name="T15">cpp</text:span></text:p>
          </table:table-cell>
        </table:table-row>
        <table:table-row>
          <table:table-cell table:style-name="Table8.A2" office:value-type="string">
            <text:p text:style-name="P37"><text:span text:style-name="T7">#include &lt;iostream&gt;</text:span></text:p>
            <text:p text:style-name="P27"><text:soft-page-break/><text:span text:style-name="T7">#include &lt;algorithm&gt; </text:span></text:p>
            <text:p text:style-name="P16"/>
            <text:p text:style-name="P27"><text:span text:style-name="T4">int</text:span><text:span text:style-name="T3"> </text:span><text:span text:style-name="T5">main</text:span><text:span text:style-name="T3">()</text:span></text:p>
            <text:p text:style-name="P27"><text:span text:style-name="T3">{</text:span></text:p>
            <text:p text:style-name="P27"><text:span text:style-name="T3"><text:tab/>std</text:span><text:span text:style-name="T6">::</text:span><text:span text:style-name="T3">string s </text:span><text:span text:style-name="T6">=</text:span><text:span text:style-name="T3"> </text:span><text:span text:style-name="T10">"eiAiLjaOQl"</text:span><text:span text:style-name="T3">;</text:span></text:p>
            <text:p text:style-name="P27"><text:span text:style-name="T3"><text:tab/>std</text:span><text:span text:style-name="T6">::</text:span><text:span text:style-name="T3">sort(s.begin(), s.end(),</text:span></text:p>
            <text:p text:style-name="P27"><text:span text:style-name="T3"><text:tab/><text:tab/>[] (</text:span><text:span text:style-name="T4">char</text:span><text:span text:style-name="T3"> c1, </text:span><text:span text:style-name="T4">char</text:span><text:span text:style-name="T3"> c2) {</text:span></text:p>
            <text:p text:style-name="P27"><text:span text:style-name="T3"><text:tab/><text:tab/><text:tab/></text:span><text:span text:style-name="T2">return</text:span><text:span text:style-name="T3"> tolower(c1) </text:span><text:span text:style-name="T6">&lt;</text:span><text:span text:style-name="T3"> tolower(c2);</text:span></text:p>
            <text:p text:style-name="P27"><text:span text:style-name="T3"><text:tab/>});</text:span></text:p>
            <text:p text:style-name="P16"/>
            <text:p text:style-name="P27"><text:span text:style-name="T3"><text:s text:c="4"/>std</text:span><text:span text:style-name="T6">::</text:span><text:span text:style-name="T3">cout </text:span><text:span text:style-name="T6">&lt;&lt;</text:span><text:span text:style-name="T3"> </text:span><text:span text:style-name="T10">"s: </text:span><text:span text:style-name="T11">\t</text:span><text:span text:style-name="T10">"</text:span><text:span text:style-name="T3"> </text:span><text:span text:style-name="T6">&lt;&lt;</text:span><text:span text:style-name="T3"> s </text:span><text:span text:style-name="T6">&lt;&lt;</text:span><text:span text:style-name="T3"> std</text:span><text:span text:style-name="T6">::</text:span><text:span text:style-name="T3">endl;</text:span></text:p>
            <text:p text:style-name="P16"/>
            <text:p text:style-name="P27"><text:span text:style-name="T3"><text:s text:c="4"/></text:span><text:span text:style-name="T2">return</text:span><text:span text:style-name="T3"> </text:span><text:span text:style-name="T6">0</text:span><text:span text:style-name="T3">;</text:span></text:p>
            <text:p text:style-name="P22">}</text:p>
          </table:table-cell>
        </table:table-row>
      </table:table>
      <text:h text:style-name="P9" text:outline-level="1"><text:bookmark-start text:name="__RefHeading___Toc11315_2216427884"/>Questão <text:span text:style-name="T16">7</text:span><text:bookmark-end text:name="__RefHeading___Toc11315_2216427884"/></text:h>
      <text:p text:style-name="P5">Defina uma <text:span text:style-name="T19">aplicação</text:span> parcial que corresponda a <text:span text:style-name="T19">multiplicação</text:span> de um argumento por 10,</text:p>
      <text:p text:style-name="P5">combinado com sua some a 5. Utilize std::bind, std::multiplies, e std::plus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main.h</text:p>
          </table:table-cell>
        </table:table-row>
        <table:table-row>
          <table:table-cell table:style-name="Table2.A2" office:value-type="string">
            <text:p text:style-name="P38"><text:span text:style-name="T7">#include &lt;iostream&gt;</text:span></text:p>
            <text:p text:style-name="P28"><text:span text:style-name="T7">#include &lt;functional&gt; </text:span></text:p>
            <text:p text:style-name="P17"/>
            <text:p text:style-name="P28"><text:span text:style-name="T4">int</text:span><text:span text:style-name="T3"> </text:span><text:span text:style-name="T5">main</text:span><text:span text:style-name="T3">()</text:span></text:p>
            <text:p text:style-name="P28"><text:span text:style-name="T3">{</text:span></text:p>
            <text:p text:style-name="P28"><text:span text:style-name="T3"><text:tab/></text:span><text:span text:style-name="T9">// http://stackoverflow.com/questions/13799550/how-to-compose-functors-with-stl</text:span></text:p>
            <text:p text:style-name="P28"><text:span text:style-name="T3"><text:tab/></text:span><text:span text:style-name="T2">auto</text:span><text:span text:style-name="T3"> f </text:span><text:span text:style-name="T6">=</text:span><text:span text:style-name="T3"> std</text:span><text:span text:style-name="T6">::</text:span><text:span text:style-name="T3">bind(std</text:span><text:span text:style-name="T6">::</text:span><text:span text:style-name="T3">plus</text:span><text:span text:style-name="T6">&lt;</text:span><text:span text:style-name="T4">int</text:span><text:span text:style-name="T6">&gt;</text:span><text:span text:style-name="T3">(), std</text:span><text:span text:style-name="T6">::</text:span><text:span text:style-name="T3">bind(std</text:span><text:span text:style-name="T6">::</text:span><text:span text:style-name="T3">multiplies</text:span><text:span text:style-name="T6">&lt;</text:span><text:span text:style-name="T4">int</text:span><text:span text:style-name="T6">&gt;</text:span><text:span text:style-name="T3">(), std</text:span><text:span text:style-name="T6">::</text:span><text:span text:style-name="T3">placeholders</text:span><text:span text:style-name="T6">::</text:span><text:span text:style-name="T3">_1, </text:span><text:span text:style-name="T6">10</text:span><text:span text:style-name="T3">), </text:span><text:span text:style-name="T6">5</text:span><text:span text:style-name="T3">);</text:span></text:p>
            <text:p text:style-name="P17"/>
            <text:p text:style-name="P28"><text:span text:style-name="T3"><text:s text:c="4"/>std</text:span><text:span text:style-name="T6">::</text:span><text:span text:style-name="T3">cout </text:span><text:span text:style-name="T6">&lt;&lt;</text:span><text:span text:style-name="T3"> </text:span><text:span text:style-name="T10">"f(5): </text:span><text:span text:style-name="T11">\t</text:span><text:span text:style-name="T10">"</text:span><text:span text:style-name="T3"> </text:span><text:span text:style-name="T6">&lt;&lt;</text:span><text:span text:style-name="T3"> f(</text:span><text:span text:style-name="T6">5</text:span><text:span text:style-name="T3">) </text:span><text:span text:style-name="T6">&lt;&lt;</text:span><text:span text:style-name="T3"> std</text:span><text:span text:style-name="T6">::</text:span><text:span text:style-name="T3">endl;</text:span></text:p>
            <text:p text:style-name="P17"/>
            <text:p text:style-name="P28"><text:span text:style-name="T3"><text:s text:c="4"/></text:span><text:span text:style-name="T2">return</text:span><text:span text:style-name="T3"> </text:span><text:span text:style-name="T6">0</text:span><text:span text:style-name="T3">;</text:span></text:p>
            <text:p text:style-name="P23">}</text:p>
          </table:table-cell>
        </table:table-row>
      </table:table>
      <text:h text:style-name="P10" text:outline-level="1"><text:bookmark-start text:name="__RefHeading___Toc11317_2216427884"/>Questão <text:span text:style-name="T16">8</text:span><text:bookmark-end text:name="__RefHeading___Toc11317_2216427884"/></text:h>
      <text:p text:style-name="P6">Crie sua <text:span text:style-name="T18">própria</text:span> <text:span text:style-name="T17">implementação</text:span> de std::ref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9">Ref.h</text:p>
          </table:table-cell>
        </table:table-row>
        <table:table-row>
          <table:table-cell table:style-name="Table7.A2" office:value-type="string">
            <text:p text:style-name="P40"><text:span text:style-name="T7">#ifndef REF_H</text:span></text:p>
            <text:p text:style-name="P29"><text:span text:style-name="T7">#define REF_H</text:span></text:p>
            <text:p text:style-name="P18"/>
            <text:p text:style-name="P29"><text:span text:style-name="T7">#include &lt;iostream&gt;</text:span></text:p>
            <text:p text:style-name="P18"/>
            <text:p text:style-name="P29"><text:span text:style-name="T3">template </text:span><text:span text:style-name="T6">&lt;</text:span><text:span text:style-name="T3">class T</text:span><text:span text:style-name="T6">&gt;</text:span></text:p>
            <text:p text:style-name="P29"><text:span text:style-name="T3">class <text:s/>ReferenceWrapper{</text:span></text:p>
            <text:p text:style-name="P29"><text:span text:style-name="T14">public:</text:span></text:p>
            <text:p text:style-name="P29"><text:span text:style-name="T3"><text:s text:c="4"/>T</text:span><text:span text:style-name="T6">&amp;</text:span><text:span text:style-name="T3"> value;</text:span></text:p>
            <text:p text:style-name="P18"/>
            <text:p text:style-name="P29"><text:span text:style-name="T3"><text:s text:c="4"/>ReferenceWrapper(T</text:span><text:span text:style-name="T6">&amp;</text:span><text:span text:style-name="T3"> src) </text:span><text:span text:style-name="T6">:</text:span><text:span text:style-name="T3"> value(src) <text:s text:c="3"/>{</text:span></text:p>
            <text:p text:style-name="P29"><text:soft-page-break/><text:span text:style-name="T3"><text:s text:c="4"/>}</text:span></text:p>
            <text:p text:style-name="P18"/>
            <text:p text:style-name="P29"><text:span text:style-name="T3"><text:s text:c="4"/></text:span><text:span text:style-name="T6">~</text:span><text:span text:style-name="T3">ReferenceWrapper(){</text:span></text:p>
            <text:p text:style-name="P29"><text:span text:style-name="T3"><text:s text:c="4"/>}</text:span></text:p>
            <text:p text:style-name="P18"/>
            <text:p text:style-name="P29"><text:span text:style-name="T3"><text:s text:c="4"/>operator T</text:span><text:span text:style-name="T6">&amp;</text:span><text:span text:style-name="T3">() </text:span><text:span text:style-name="T2">const</text:span><text:span text:style-name="T3"> { </text:span><text:span text:style-name="T2">return</text:span><text:span text:style-name="T3"> value; }</text:span></text:p>
            <text:p text:style-name="P29"><text:span text:style-name="T3">};</text:span></text:p>
            <text:p text:style-name="P18"/>
            <text:p text:style-name="P29"><text:span text:style-name="T3">template </text:span><text:span text:style-name="T6">&lt;</text:span><text:span text:style-name="T3">class T</text:span><text:span text:style-name="T6">&gt;</text:span></text:p>
            <text:p text:style-name="P29"><text:span text:style-name="T3">ReferenceWrapper</text:span><text:span text:style-name="T6">&lt;</text:span><text:span text:style-name="T3">T</text:span><text:span text:style-name="T6">&gt;</text:span><text:span text:style-name="T3"> ref(T</text:span><text:span text:style-name="T6">&amp;</text:span><text:span text:style-name="T3"> src){</text:span></text:p>
            <text:p text:style-name="P29"><text:span text:style-name="T3"><text:s text:c="4"/>std</text:span><text:span text:style-name="T6">::</text:span><text:span text:style-name="T3">cout </text:span><text:span text:style-name="T6">&lt;&lt;</text:span><text:span text:style-name="T3"> </text:span><text:span text:style-name="T10">"Custom ref!"</text:span><text:span text:style-name="T3"> </text:span><text:span text:style-name="T6">&lt;&lt;</text:span><text:span text:style-name="T3"> std</text:span><text:span text:style-name="T6">::</text:span><text:span text:style-name="T3">endl;</text:span></text:p>
            <text:p text:style-name="P29"><text:span text:style-name="T3"><text:s text:c="4"/></text:span><text:span text:style-name="T2">return</text:span><text:span text:style-name="T3"> ReferenceWrapper</text:span><text:span text:style-name="T6">&lt;</text:span><text:span text:style-name="T3">T</text:span><text:span text:style-name="T6">&gt;</text:span><text:span text:style-name="T3">(src);</text:span></text:p>
            <text:p text:style-name="P29"><text:span text:style-name="T3">}</text:span></text:p>
            <text:p text:style-name="P18"/>
            <text:p text:style-name="P24"><text:span text:style-name="T8">#endif </text:span>// REF_H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0">main.<text:span text:style-name="T17">cpp</text:span></text:p>
          </table:table-cell>
        </table:table-row>
        <table:table-row>
          <table:table-cell table:style-name="Table4.A2" office:value-type="string">
            <text:p text:style-name="P40"><text:span text:style-name="T7">#include &lt;iostream&gt;</text:span></text:p>
            <text:p text:style-name="P29"><text:span text:style-name="T7">#include &lt;functional&gt; </text:span></text:p>
            <text:p text:style-name="P29"><text:span text:style-name="T7">#include "Ref.h"</text:span></text:p>
            <text:p text:style-name="P18"/>
            <text:p text:style-name="P29"><text:span text:style-name="T4">void</text:span><text:span text:style-name="T3"> </text:span><text:span text:style-name="T5">mutate</text:span><text:span text:style-name="T3">(</text:span><text:span text:style-name="T4">int</text:span><text:span text:style-name="T3"> a, </text:span><text:span text:style-name="T4">int</text:span><text:span text:style-name="T6">&amp;</text:span><text:span text:style-name="T3"> b) { b </text:span><text:span text:style-name="T6">=</text:span><text:span text:style-name="T3"> a; }</text:span></text:p>
            <text:p text:style-name="P18"/>
            <text:p text:style-name="P29"><text:span text:style-name="T4">int</text:span><text:span text:style-name="T3"> </text:span><text:span text:style-name="T5">main</text:span><text:span text:style-name="T3">()</text:span></text:p>
            <text:p text:style-name="P29"><text:span text:style-name="T3">{</text:span></text:p>
            <text:p text:style-name="P29"><text:span text:style-name="T3"><text:tab/></text:span><text:span text:style-name="T4">int</text:span><text:span text:style-name="T3"> i </text:span><text:span text:style-name="T6">=</text:span><text:span text:style-name="T3"> </text:span><text:span text:style-name="T6">1</text:span><text:span text:style-name="T3">, j </text:span><text:span text:style-name="T6">=</text:span><text:span text:style-name="T3"> </text:span><text:span text:style-name="T6">0</text:span><text:span text:style-name="T3">;</text:span></text:p>
            <text:p text:style-name="P29"><text:span text:style-name="T3"><text:tab/>std</text:span><text:span text:style-name="T6">::</text:span><text:span text:style-name="T3">bind(mutate, std</text:span><text:span text:style-name="T6">::</text:span><text:span text:style-name="T3">placeholders</text:span><text:span text:style-name="T6">::</text:span><text:span text:style-name="T3">_1, std</text:span><text:span text:style-name="T6">::</text:span><text:span text:style-name="T3">ref(j)) (i);</text:span></text:p>
            <text:p text:style-name="P18"/>
            <text:p text:style-name="P29"><text:span text:style-name="T3"><text:tab/>std</text:span><text:span text:style-name="T6">::</text:span><text:span text:style-name="T3">cout </text:span><text:span text:style-name="T6">&lt;&lt;</text:span><text:span text:style-name="T3"> </text:span><text:span text:style-name="T10">"j = "</text:span><text:span text:style-name="T3"> </text:span><text:span text:style-name="T6">&lt;&lt;</text:span><text:span text:style-name="T3"> j </text:span><text:span text:style-name="T6">&lt;&lt;</text:span><text:span text:style-name="T3"> std</text:span><text:span text:style-name="T6">::</text:span><text:span text:style-name="T3">endl;</text:span></text:p>
            <text:p text:style-name="P18"/>
            <text:p text:style-name="P29"><text:span text:style-name="T3"><text:tab/>i </text:span><text:span text:style-name="T6">=</text:span><text:span text:style-name="T3"> </text:span><text:span text:style-name="T6">2</text:span><text:span text:style-name="T3">;</text:span></text:p>
            <text:p text:style-name="P29"><text:span text:style-name="T3"><text:tab/>std</text:span><text:span text:style-name="T6">::</text:span><text:span text:style-name="T3">bind(mutate, std</text:span><text:span text:style-name="T6">::</text:span><text:span text:style-name="T3">placeholders</text:span><text:span text:style-name="T6">::</text:span><text:span text:style-name="T3">_1, ref(j)) (i);</text:span></text:p>
            <text:p text:style-name="P18"/>
            <text:p text:style-name="P29"><text:span text:style-name="T3"><text:tab/>std</text:span><text:span text:style-name="T6">::</text:span><text:span text:style-name="T3">cout </text:span><text:span text:style-name="T6">&lt;&lt;</text:span><text:span text:style-name="T3"> </text:span><text:span text:style-name="T10">"j = "</text:span><text:span text:style-name="T3"> </text:span><text:span text:style-name="T6">&lt;&lt;</text:span><text:span text:style-name="T3"> j </text:span><text:span text:style-name="T6">&lt;&lt;</text:span><text:span text:style-name="T3"> std</text:span><text:span text:style-name="T6">::</text:span><text:span text:style-name="T3">endl;</text:span></text:p>
            <text:p text:style-name="P18"/>
            <text:p text:style-name="P29"><text:span text:style-name="T3"><text:s text:c="4"/></text:span><text:span text:style-name="T2">return</text:span><text:span text:style-name="T3"> </text:span><text:span text:style-name="T6">0</text:span><text:span text:style-name="T3">;</text:span></text:p>
            <text:p text:style-name="P24">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4-30T13:01:46.727614479</dc:date>
    <meta:editing-duration>PT1H38M23S</meta:editing-duration>
    <meta:editing-cycles>48</meta:editing-cycles>
    <meta:generator>LibreOffice/5.3.2.2$Linux_X86_64 LibreOffice_project/30m0$Build-2</meta:generator>
    <meta:document-statistic meta:table-count="8" meta:image-count="0" meta:object-count="0" meta:page-count="5" meta:paragraph-count="169" meta:word-count="596" meta:character-count="3954" meta:non-whitespace-character-count="3334"/>
  </office:meta>
</office:document-meta>
</file>